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ff3c" officeooo:paragraph-rsid="001eff3c"/>
    </style:style>
    <style:style style:name="P2" style:family="paragraph" style:parent-style-name="Standard">
      <style:text-properties fo:font-variant="normal" fo:text-transform="none" fo:color="#555555" style:font-name="Open Sans" fo:font-size="10.5pt" fo:letter-spacing="normal" fo:font-style="normal" fo:font-weight="normal" officeooo:rsid="001eff3c" officeooo:paragraph-rsid="001eff3c" loext:padding="0cm" loext:border="none"/>
    </style:style>
    <style:style style:name="P3"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555555" style:font-name="Open Sans" fo:font-size="10.5pt" fo:letter-spacing="normal" fo:font-style="normal" fo:font-weight="normal" loext:padding="0cm" loext:border="none"/>
    </style:style>
    <style:style style:name="P4" style:family="paragraph" style:parent-style-name="Text_20_body">
      <style:paragraph-properties fo:margin-left="0cm" fo:margin-right="0cm" fo:margin-top="0cm" fo:margin-bottom="0.265cm" loext:contextual-spacing="false" fo:text-align="center" style:justify-single-word="false" fo:orphans="2" fo:widows="2" fo:text-indent="0cm" style:auto-text-indent="false" fo:padding="0cm" fo:border="none"/>
      <style:text-properties fo:font-variant="normal" fo:text-transform="none" fo:color="#555555" style:font-name="Open Sans" fo:font-size="10.5pt" fo:letter-spacing="normal" fo:font-style="normal" fo:font-weight="normal" loext:padding="0cm" loext:border="none"/>
    </style:style>
    <style:style style:name="P5"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fo:color="#555555" style:font-name="Open Sans" fo:font-size="10.5pt" fo:letter-spacing="normal" fo:font-style="normal" fo:font-weight="normal" loext:padding="0cm" loext:border="none"/>
    </style:style>
    <style:style style:name="P6" style:family="paragraph" style:parent-style-name="Text_20_body">
      <style:paragraph-properties fo:margin-left="0cm" fo:margin-right="0cm" fo:margin-top="0cm" fo:margin-bottom="0.397cm" loext:contextual-spacing="false" fo:orphans="2" fo:widows="2" fo:text-indent="0cm" style:auto-text-indent="false" style:border-line-width-bottom="0.012cm 0.012cm 0.012cm" fo:padding="0.074cm" fo:border-left="none" fo:border-right="none" fo:border-top="none" fo:border-bottom="0.99pt double #000000" style:join-border="false"/>
    </style:style>
    <style:style style:name="T1" style:family="text">
      <style:text-properties fo:font-variant="normal" fo:text-transform="none" fo:color="#555555" style:font-name="Open Sans" fo:font-size="10.5pt" fo:letter-spacing="normal" fo:font-style="normal" fo:font-weight="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saac Ingram</text:p>
      <text:p text:style-name="P4">07/24/14</text:p>
      <text:p text:style-name="P4">1 Main Street, New Cityland, CA 91010</text:p>
      <text:p text:style-name="P4">Home: (555) 322-7337</text:p>
      <text:p text:style-name="P4">example-email@example.com</text:p>
      <text:p text:style-name="P5">Sandra Cougler<text:line-break/>Jolt Technologies<text:line-break/>117 South Rutland Road<text:line-break/>New Cityland, CA 91010<text:line-break/>(555) 323-7975</text:p>
      <text:p text:style-name="P5">RE: Android Developer, Ref# 1164567, 07/20/14</text:p>
      <text:p text:style-name="P5">Dear Ms. Cougler,</text:p>
      <text:p text:style-name="P5">I am pleased to submit my resume for consideration for the available Android Developer role with your tech start up. Given my background in developing application solutions and talent for creating aesthetically pleasing and highly functional mobile applications, I feel I am in a great position to make a positive impact with Jolt Technologies.</text:p>
      <text:p text:style-name="P5">In addition to my formal education and training, my 4+ year history of hands-on experiences as an Android Developer make me an excellent match for the unique demands of this opportunity. I have a a passion for pushing mobile technologies to the limit and have experience with a wide variety of Android device resolutions. As an engineer and manager I challenge and enjoyed being challenged, and I have a reputation for producing the best product experience, irrespective of its category.</text:p>
      <text:p text:style-name="P5">The attached resume provides further detail about how my qualifications and background as an Android Developer are a match for your team’s needs. I welcome the opportunity to further discuss how I can apply my strengths to the progress of Jolt Technologies. I appreciate your taking the time to review my credentials and experience.</text:p>
      <text:p text:style-name="P5">Sincerely,</text:p>
      <text:p text:style-name="P6"><text:span text:style-name="T1">Isaac Ingram</text:span></text:p>
      <text:p text:style-name="P1"/>
      <text:p text:style-name="P2">Heath Jackson</text:p>
      <text:p text:style-name="P4">123 Main Street, San Francisco, CA 94122</text:p>
      <text:p text:style-name="P4">Home : 415-555-0000 Cell: 415-555-0000</text:p>
      <text:p text:style-name="P4">email@example.com</text:p>
      <text:p text:style-name="P5">Dear Mr. Salazar,</text:p>
      <text:p text:style-name="P5">I am responding to your advertisement for the Mobile Developer job available at Apple. I have proven success with developing applications for android phones and am interested in moving to Apple’s Iphone team. My qualifications include a Bachelor’s Degree in Programming and ten years of application development experience.</text:p>
      <text:p text:style-name="P5"><text:soft-page-break/>In my current position I design mobile applications and publish them for android smart phones. I am highly skilled as a mobile developer routinely creating innovative and useful apps that are popular and that work well. I keep abreast with all technological changes and update released and published applications to fit improving mobile phone offerings. With today’s smartphone technology I understand that Apple’s Iphone products are at the top of the industry and I would love the opportunity to be a part of the mobile app development team. I have terrific attention to detail am organized efficient and possess superior applications development skills.</text:p>
      <text:p text:style-name="P5">I am very excited at the opportunity available at Apple for a Mobile Developer and I’m certain you’ll agree that I present a terrific candidate. I would enjoy meeting in person as soon as possible to discuss the position and what my role would be. Please contact me via email.</text:p>
      <text:p text:style-name="P5">Sincerely,</text:p>
      <text:p text:style-name="P6"><text:span text:style-name="T1">Heath Jacks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20:21:22.872885506</meta:creation-date>
    <dc:date>2017-12-10T20:22:20.068048703</dc:date>
    <meta:editing-duration>PT57S</meta:editing-duration>
    <meta:editing-cycles>2</meta:editing-cycles>
    <meta:generator>LibreOffice/5.1.6.2$Linux_X86_64 LibreOffice_project/10m0$Build-2</meta:generator>
    <meta:document-statistic meta:table-count="0" meta:image-count="0" meta:object-count="0" meta:page-count="2" meta:paragraph-count="23" meta:word-count="450" meta:character-count="2844" meta:non-whitespace-character-count="2417"/>
  </office:meta>
</office:document-meta>
</file>